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5" text:outline-level="2">Revisión No. 155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6" text:outline-level="3">Generación de reporte de horario de cursos</text:h>
      <text:p text:style-name="P2"/>
      <text:list xml:id="list1046698563" text:style-name="L1">
        <text:list-item>
          <text:p text:style-name="P7"><text:span text:style-name="T4">Se ha creado el equema </text:span><text:span text:style-name="T2">“reporte”</text:span><text:span text:style-name="T4"> para todo lo relacionado para la generación de reportes, no se creó en el esquema </text:span><text:span text:style-name="T2">“control”</text:span><text:span text:style-name="T5"> </text:span><text:span text:style-name="T4">debido a que </text:span><text:span text:style-name="T3">Architect</text:span><text:span text:style-name="T4"> confunde las vistas como si fueran tablas.</text:span></text:p>
        </text:list-item>
        <text:list-item>
          <text:p text:style-name="P7"><text:span text:style-name="T4">Se creó la función </text:span><text:span text:style-name="T2">“get_marca_horario_dia(p_id_horario, p_numero_dia)”</text:span><text:span text:style-name="T4"> eh el esquema </text:span><text:span text:style-name="T2">“reporte”</text:span><text:span text:style-name="T4">. <text:s/>Esta función da como resultado una </text:span><text:span text:style-name="T2">“X”</text:span><text:span text:style-name="T4"> si el número de día que es pasado como parámetro se encuentra registrado en la tabla </text:span><text:span text:style-name="T2">“control.horario_dia”</text:span><text:span text:style-name="T4"> de acuedo al id del horario que se le envía como parámetro. <text:s/>Esta función es utilizado el reporte de horario de cursos (horario.jrxml).</text:span></text:p>
        </text:list-item>
        <text:list-item>
          <text:p text:style-name="P7"><text:span text:style-name="T4">Se creó la función </text:span><text:span text:style-name="T5">“reporte.horario_vw” </text:span><text:span text:style-name="T4">que es utlizado en el reporte de horario de cursos (horario.jrxml).</text:span>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o Batres</meta:initial-creator>
    <meta:creation-date>2011-02-16T01:03:46</meta:creation-date>
    <dc:date>2011-03-02T04:30:48</dc:date>
    <dc:creator>Mario Batres</dc:creator>
    <meta:editing-duration>PT00H56M59S</meta:editing-duration>
    <meta:editing-cycles>10</meta:editing-cycles>
    <meta:generator>OpenOffice.org/3.1$Unix OpenOffice.org_project/310m19$Build-9420</meta:generator>
    <meta:document-statistic meta:table-count="0" meta:image-count="0" meta:object-count="0" meta:page-count="1" meta:paragraph-count="8" meta:word-count="134" meta:character-count="788"/>
  </office:meta>
</office:document-meta>
</file>